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0acf" officeooo:paragraph-rsid="00000acf"/>
    </style:style>
    <style:style style:name="P2" style:family="paragraph" style:parent-style-name="Standard" style:list-style-name="L1">
      <style:text-properties officeooo:rsid="000207dc" officeooo:paragraph-rsid="000207dc"/>
    </style:style>
    <style:style style:name="P3" style:family="paragraph" style:parent-style-name="Standard">
      <style:text-properties officeooo:rsid="000207dc" officeooo:paragraph-rsid="000207dc"/>
    </style:style>
    <style:style style:name="P4" style:family="paragraph" style:parent-style-name="Standard">
      <style:text-properties officeooo:rsid="00021454" officeooo:paragraph-rsid="00021454"/>
    </style:style>
    <style:style style:name="P5" style:family="paragraph" style:parent-style-name="Standard" style:list-style-name="L1">
      <style:text-properties officeooo:rsid="00021454" officeooo:paragraph-rsid="00021454"/>
    </style:style>
    <style:style style:name="P6" style:family="paragraph" style:parent-style-name="Standard">
      <style:text-properties officeooo:rsid="00021454" officeooo:paragraph-rsid="0016fd07"/>
    </style:style>
    <style:style style:name="P7" style:family="paragraph" style:parent-style-name="Standard">
      <style:text-properties officeooo:rsid="00031d13" officeooo:paragraph-rsid="00031d13"/>
    </style:style>
    <style:style style:name="P8" style:family="paragraph" style:parent-style-name="Standard" style:list-style-name="L2">
      <style:text-properties officeooo:rsid="00031d13" officeooo:paragraph-rsid="00031d13"/>
    </style:style>
    <style:style style:name="P9" style:family="paragraph" style:parent-style-name="Standard" style:list-style-name="L2">
      <style:text-properties officeooo:rsid="000341ac" officeooo:paragraph-rsid="000341ac"/>
    </style:style>
    <style:style style:name="P10" style:family="paragraph" style:parent-style-name="Standard" style:list-style-name="L3">
      <style:text-properties officeooo:rsid="0003d0d4" officeooo:paragraph-rsid="0003d0d4"/>
    </style:style>
    <style:style style:name="P11" style:family="paragraph" style:parent-style-name="Standard">
      <style:text-properties officeooo:rsid="00075027" officeooo:paragraph-rsid="00075027"/>
    </style:style>
    <style:style style:name="P12" style:family="paragraph" style:parent-style-name="Standard">
      <style:text-properties officeooo:rsid="0007b4ef" officeooo:paragraph-rsid="0007b4ef"/>
    </style:style>
    <style:style style:name="P13" style:family="paragraph" style:parent-style-name="Standard">
      <style:text-properties officeooo:rsid="0007b4ef" officeooo:paragraph-rsid="000b47d8"/>
    </style:style>
    <style:style style:name="P14" style:family="paragraph" style:parent-style-name="Standard">
      <style:text-properties officeooo:rsid="0009448b" officeooo:paragraph-rsid="0009448b"/>
    </style:style>
    <style:style style:name="P15" style:family="paragraph" style:parent-style-name="Standard">
      <style:text-properties officeooo:rsid="0009448b" officeooo:paragraph-rsid="000b47d8"/>
    </style:style>
    <style:style style:name="P16" style:family="paragraph" style:parent-style-name="Standard" style:list-style-name="L2">
      <style:text-properties officeooo:rsid="000e3a92" officeooo:paragraph-rsid="000e3a92"/>
    </style:style>
    <style:style style:name="P17" style:family="paragraph" style:parent-style-name="Standard" style:list-style-name="L1">
      <style:text-properties officeooo:rsid="00112a99" officeooo:paragraph-rsid="00112a99"/>
    </style:style>
    <style:style style:name="P18" style:family="paragraph" style:parent-style-name="Standard" style:list-style-name="L2">
      <style:text-properties officeooo:rsid="0013c427" officeooo:paragraph-rsid="0013c427"/>
    </style:style>
    <style:style style:name="P19" style:family="paragraph" style:parent-style-name="Standard">
      <style:text-properties officeooo:rsid="0019ea2f" officeooo:paragraph-rsid="0019ea2f"/>
    </style:style>
    <style:style style:name="P20" style:family="paragraph" style:parent-style-name="Standard" style:list-style-name="L4">
      <style:text-properties fo:font-weight="normal" officeooo:rsid="0019ea2f" officeooo:paragraph-rsid="0019ea2f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a9c55" officeooo:paragraph-rsid="001a9c55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bbd2d" officeooo:paragraph-rsid="001bbd2d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1d3bab" officeooo:paragraph-rsid="001d3bab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f0d30" officeooo:paragraph-rsid="001f0d30" style:font-weight-asian="normal" style:font-weight-complex="normal"/>
    </style:style>
    <style:style style:name="P25" style:family="paragraph" style:parent-style-name="Standard" style:list-style-name="L4">
      <style:text-properties officeooo:rsid="001f7002" officeooo:paragraph-rsid="001f7002"/>
    </style:style>
    <style:style style:name="P26" style:family="paragraph" style:parent-style-name="Standard">
      <style:text-properties officeooo:rsid="001f7002" officeooo:paragraph-rsid="001f7002"/>
    </style:style>
    <style:style style:name="P27" style:family="paragraph" style:parent-style-name="Standard">
      <style:text-properties officeooo:rsid="0023aa2a" officeooo:paragraph-rsid="0023aa2a"/>
    </style:style>
    <style:style style:name="P28" style:family="paragraph" style:parent-style-name="Standard">
      <style:text-properties officeooo:rsid="00249056" officeooo:paragraph-rsid="00249056"/>
    </style:style>
    <style:style style:name="P29" style:family="paragraph" style:parent-style-name="Standard">
      <style:text-properties officeooo:rsid="00249056" officeooo:paragraph-rsid="00267be0"/>
    </style:style>
    <style:style style:name="P30" style:family="paragraph" style:parent-style-name="Standard">
      <style:text-properties officeooo:rsid="0027f519" officeooo:paragraph-rsid="0027f519"/>
    </style:style>
    <style:style style:name="P31" style:family="paragraph" style:parent-style-name="Standard">
      <style:text-properties officeooo:rsid="0029329a" officeooo:paragraph-rsid="001f7002"/>
    </style:style>
    <style:style style:name="P32" style:family="paragraph" style:parent-style-name="Standard">
      <style:text-properties officeooo:rsid="0029329a" officeooo:paragraph-rsid="0029329a"/>
    </style:style>
    <style:style style:name="T1" style:family="text">
      <style:text-properties officeooo:rsid="0003d0d4"/>
    </style:style>
    <style:style style:name="T2" style:family="text">
      <style:text-properties officeooo:rsid="0007b4ef"/>
    </style:style>
    <style:style style:name="T3" style:family="text">
      <style:text-properties officeooo:rsid="000b47d8"/>
    </style:style>
    <style:style style:name="T4" style:family="text">
      <style:text-properties officeooo:rsid="000d8274"/>
    </style:style>
    <style:style style:name="T5" style:family="text">
      <style:text-properties officeooo:rsid="000dbdf9"/>
    </style:style>
    <style:style style:name="T6" style:family="text">
      <style:text-properties officeooo:rsid="000fa5e8"/>
    </style:style>
    <style:style style:name="T7" style:family="text">
      <style:text-properties officeooo:rsid="00112a99"/>
    </style:style>
    <style:style style:name="T8" style:family="text">
      <style:text-properties officeooo:rsid="0013c427"/>
    </style:style>
    <style:style style:name="T9" style:family="text">
      <style:text-properties officeooo:rsid="0014a2ac"/>
    </style:style>
    <style:style style:name="T10" style:family="text">
      <style:text-properties officeooo:rsid="002122c4"/>
    </style:style>
    <style:style style:name="T11" style:family="text">
      <style:text-properties officeooo:rsid="00267be0"/>
    </style:style>
    <style:style style:name="T12" style:family="text">
      <style:text-properties officeooo:rsid="0027f519"/>
    </style:style>
    <style:style style:name="T13" style:family="text">
      <style:text-properties officeooo:rsid="0029ca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4763672133189879" text:style-name="L1">
        <text:list-item>
          <text:p text:style-name="P1">A community of like-minded individuals that share stories in a constantly-expanding universe, whether by placing themselves in it or adding elements in other ways.</text:p>
        </text:list-item>
        <text:list-item>
          <text:p text:style-name="P1">Users can communicate with each other through messaging to cooperate on projects.</text:p>
        </text:list-item>
        <text:list-item>
          <text:p text:style-name="P2">Users will be given a template that allows them to create or even become a character, and the options available will be vast.</text:p>
        </text:list-item>
        <text:list-item>
          <text:p text:style-name="P2">Story will be told in Tales, a short story about an event concerning certain characters.</text:p>
        </text:list-item>
        <text:list-item>
          <text:p text:style-name="P5">Users can create more categories in the fields if desired, but if ratings for such a category are low, administrators will be alerted to its presence to contemplate deletion</text:p>
        </text:list-item>
        <text:list-item>
          <text:p text:style-name="P2">Users will have username, password, Characters, Tales, and an inbox</text:p>
        </text:list-item>
        <text:list-item>
          <text:p text:style-name="P2"/>
        </text:list-item>
      </text:list>
      <text:p text:style-name="P3"/>
      <text:list xml:id="list171133082602908" text:continue-numbering="true" text:style-name="L1">
        <text:list-item>
          <text:p text:style-name="P5">Admin status can be assigned to users <text:span text:style-name="T7">and revoked</text:span> by other admins</text:p>
        </text:list-item>
        <text:list-item>
          <text:p text:style-name="P5">If a user is an admin, they can edit or delete Characters and Tales by other users</text:p>
        </text:list-item>
        <text:list-item>
          <text:p text:style-name="P17">Implement ratings system</text:p>
        </text:list-item>
      </text:list>
      <text:p text:style-name="P4"/>
      <text:p text:style-name="P4"/>
      <text:p text:style-name="P19">Phase 1:</text:p>
      <text:p text:style-name="P19"/>
      <text:list xml:id="list5671202003398016341" text:style-name="L4">
        <text:list-item>
          <text:p text:style-name="P20">What is your idea?</text:p>
          <text:list>
            <text:list-item>
              <text:p text:style-name="P20">A site where users can sign up for and read/write fantasy stories in an ever-expanding universe.</text:p>
            </text:list-item>
          </text:list>
        </text:list-item>
        <text:list-item>
          <text:p text:style-name="P20">MVP</text:p>
          <text:list>
            <text:list-item>
              <text:p text:style-name="P20">Users can sign in, sign out, create user</text:p>
            </text:list-item>
            <text:list-item>
              <text:p text:style-name="P20">People without an account can still read the site’s content, they just can’t create any of their own</text:p>
            </text:list-item>
            <text:list-item>
              <text:p text:style-name="P21">Users can send each other messages/mail through the site to collaborate on projects, and collaborators can be added to projects to give them permission to edit it</text:p>
            </text:list-item>
            <text:list-item>
              <text:p text:style-name="P22">Admins can delete user-created content if it doesn’t coincide with the rules of the site</text:p>
            </text:list-item>
            <text:list-item>
              <text:p text:style-name="P23">Any User-created content can have comments from other users providing fee<text:span text:style-name="T13">d</text:span>back</text:p>
            </text:list-item>
          </text:list>
        </text:list-item>
        <text:list-item>
          <text:p text:style-name="P21">post MVP</text:p>
          <text:list>
            <text:list-item>
              <text:p text:style-name="P21">Users can instant-message each other</text:p>
            </text:list-item>
            <text:list-item>
              <text:p text:style-name="P23">Users can be emailed if they have a new message in their account’s inbox, or if something was deleted in accordance with the site’s rules</text:p>
            </text:list-item>
            <text:list-item>
              <text:p text:style-name="P24">Implement a ratings system on user-created content that either alerts an administrator about the situation so that they can decide whether or not to delete the conent.</text:p>
            </text:list-item>
          </text:list>
        </text:list-item>
      </text:list>
      <text:p text:style-name="P6"/>
      <text:list xml:id="list171132320697434" text:continue-numbering="true" text:style-name="L4">
        <text:list-item>
          <text:p text:style-name="P25">Create a site where a collective story/universe can be supported and expanded by gathering like-minded writers, and constantly expand the content <text:span text:style-name="T10">within guidelines that encourage creativity without letting it get out of control.</text:span></text:p>
        </text:list-item>
      </text:list>
      <text:p text:style-name="P26"/>
      <text:p text:style-name="P31"/>
      <text:p text:style-name="P32">Technology:</text:p>
      <text:p text:style-name="P32">Ruby on Rails, Postgresql, Devise,</text:p>
      <text:p text:style-name="P26"/>
      <text:p text:style-name="P26"/>
      <text:p text:style-name="P26"/>
      <text:p text:style-name="P26"/>
      <text:p text:style-name="P26"><text:soft-page-break/></text:p>
      <text:p text:style-name="P27"><text:a xlink:type="simple" xlink:href="https://wireframe.cc/78IbBu" text:style-name="Internet_20_link" text:visited-style-name="Visited_20_Internet_20_Link">https://wireframe.cc/78IbBu</text:a> Home Page</text:p>
      <text:p text:style-name="P26"/>
      <text:p text:style-name="P28"><text:a xlink:type="simple" xlink:href="https://wireframe.cc/Eqrse5" text:style-name="Internet_20_link" text:visited-style-name="Visited_20_Internet_20_Link">https://wireframe.cc/Eqrse5</text:a> sign up/sign in</text:p>
      <text:p text:style-name="P28"/>
      <text:p text:style-name="P28"><text:a xlink:type="simple" xlink:href="https://wireframe.cc/KnuCvk" text:style-name="Internet_20_link" text:visited-style-name="Visited_20_Internet_20_Link">https://wireframe.cc/KnuCvk</text:a> Tales Page</text:p>
      <text:p text:style-name="P28"/>
      <text:p text:style-name="P29"><text:a xlink:type="simple" xlink:href="https://wireframe.cc/IbMyfM" text:style-name="Internet_20_link" text:visited-style-name="Visited_20_Internet_20_Link"><text:span text:style-name="T11">https://wireframe.cc/IbMyfM</text:span></text:a><text:span text:style-name="T11"> </text:span>Character Page</text:p>
      <text:p text:style-name="P26"/>
      <text:p text:style-name="P30"><text:a xlink:type="simple" xlink:href="https://wireframe.cc/kD6qSm" text:style-name="Internet_20_link" text:visited-style-name="Visited_20_Internet_20_Link">https://wireframe.cc/kD6qSm</text:a> User pag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Races:</text:p>
      <text:list xml:id="list8925134690649265065" text:style-name="L2">
        <text:list-item>
          <text:p text:style-name="P8">Human</text:p>
        </text:list-item>
        <text:list-item>
          <text:p text:style-name="P8">Dwarf</text:p>
        </text:list-item>
        <text:list-item>
          <text:p text:style-name="P8">Elf</text:p>
          <text:list>
            <text:list-item>
              <text:p text:style-name="P8">Wood Elf</text:p>
            </text:list-item>
            <text:list-item>
              <text:p text:style-name="P8">Dark Elf</text:p>
            </text:list-item>
          </text:list>
        </text:list-item>
        <text:list-item>
          <text:p text:style-name="P8">Heteromorphic races</text:p>
          <text:list>
            <text:list-item>
              <text:p text:style-name="P8">Insects, animals, etc, <text:span text:style-name="T1">these include lycans</text:span></text:p>
            </text:list-item>
          </text:list>
        </text:list-item>
        <text:list-item>
          <text:p text:style-name="P9">Supernatural Races</text:p>
          <text:list>
            <text:list-item>
              <text:p text:style-name="P9">Undead, angelic, <text:span text:style-name="T1">demonic, these include vampires</text:span></text:p>
            </text:list-item>
          </text:list>
        </text:list-item>
        <text:list-item>
          <text:p text:style-name="P16"><text:span text:style-name="T8">fuck</text:span> it, b<text:span text:style-name="T8">e anything you want</text:span>.</text:p>
        </text:list-item>
        <text:list-item>
          <text:p text:style-name="P18">Be an angelic fetus for all I care, <text:span text:style-name="T12">so long as there is a reason you exist</text:span></text:p>
        </text:list-item>
      </text:list>
      <text:p text:style-name="P11"/>
      <text:p text:style-name="P11"/>
      <text:p text:style-name="P12">Character Creation Template</text:p>
      <text:p text:style-name="P12"/>
      <text:p text:style-name="P12">Name:</text:p>
      <text:p text:style-name="P12"/>
      <text:p text:style-name="P12">Race:</text:p>
      <text:p text:style-name="P12"/>
      <text:p text:style-name="P12">Gender:</text:p>
      <text:p text:style-name="P12"/>
      <text:p text:style-name="P14">Alignment:</text:p>
      <text:p text:style-name="P14"/>
      <text:p text:style-name="P14"/>
      <text:p text:style-name="P14"/>
      <text:p text:style-name="P14"/>
      <text:p text:style-name="P12"/>
      <text:p text:style-name="P12">Biography <text:span text:style-name="T4">(Place of origin, social class, family, origin story, relationships, This in itself could be considered a tale)</text:span>:</text:p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0:50:11.044793613</meta:creation-date>
    <dc:date>2017-09-19T17:11:31.685048739</dc:date>
    <meta:editing-duration>P1DT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9" meta:word-count="467" meta:character-count="2756" meta:non-whitespace-character-count="2371"/>
  </office:meta>
</office:document-meta>
</file>